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812068592">
          <text:deletion>
            <office:change-info>
              <dc:creator>Ashok Hariharan</dc:creator>
              <dc:date>2010-02-09T12:40:00</dc:date>
            </office:change-info>
            <text:p text:style-name="P1">Probably I would have been aggrieved about it any morning, but today, this Wednesday, May 8, was an occasion of particular personal importance. I was doubly anxious to get all the fuss and routine over because this was the day they were going to take off my bandag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riffids</text:h>
      <text:p text:style-name="P1"/>
      <text:p text:style-name="P1">When 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presently 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world—well, the end of the world I had known for close on thirty years—was sheer accident: like a lot of survival, when you come to think of it. In the nature of things a good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7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text:change text:change-id="ct812068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09T12:40:12</dc:date>
    <dc:creator>Ashok Hariharan</dc:creator>
    <meta:editing-duration>PT00H08M25S</meta:editing-duration>
    <meta:editing-cycles>6</meta:editing-cycles>
    <meta:generator>OpenOffice.org/3.1$Unix OpenOffice.org_project/310m19$Build-9420</meta:generator>
    <meta:document-statistic meta:table-count="0" meta:image-count="0" meta:object-count="0" meta:page-count="2" meta:paragraph-count="8" meta:word-count="500" meta:character-count="2746"/>
    <meta:user-defined meta:name="BungeniDocAuthor">Clerk</meta:user-defined>
    <meta:user-defined meta:name="BungeniDocOwner">Adan Billow</meta:user-defined>
  </office:meta>
</office:document-meta>
</file>